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1029f" officeooo:paragraph-rsid="0001029f"/>
    </style:style>
    <style:style style:name="P2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P4" style:family="paragraph" style:parent-style-name="Table_20_Contents">
      <style:paragraph-properties style:line-height-at-least="0.2083in"/>
      <style:text-properties fo:color="#d73a49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6f42c1"/>
    </style:style>
    <style:style style:name="T3" style:family="text">
      <style:text-properties fo:color="#005c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bins math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bookmark text:name="LC1"/><text:span text:style-name="T1">using</text:span> <text:span text:style-name="T2">UnityEngine</text:span>;<text:bookmark text:name="L2"/></text:p>
            <text:p text:style-name="P2"><text:span text:style-name="T1">using</text:span> <text:span text:style-name="T2">System</text:span>.<text:span text:style-name="T2">Collections</text:span>;<text:bookmark text:name="L3"/></text:p>
            <text:p text:style-name="P2"><text:span text:style-name="T1">using</text:span> <text:span text:style-name="T2">System</text:span>.<text:span text:style-name="T2">Collections</text:span>.<text:span text:style-name="T2">Generic</text:span>;<text:bookmark text:name="L4"/></text:p>
            <text:p text:style-name="P2"><text:span text:style-name="T1">namespace</text:span> <text:span text:style-name="T2">PathfindingForVehicles</text:span>.<text:span text:style-name="T2">DubinsPaths</text:span><text:bookmark text:name="L6"/></text:p>
            <text:p text:style-name="P2">{<text:bookmark text:name="L7"/></text:p>
            <text:p text:style-name="P3">//Takes care of all standardized methods related the generating of Dubins paths<text:bookmark text:name="L8"/></text:p>
            <text:p text:style-name="P2"><text:span text:style-name="T1">public</text:span> <text:span text:style-name="T1">static</text:span> <text:span text:style-name="T1">class</text:span> <text:span text:style-name="T2">DubinsMath</text:span><text:bookmark text:name="L9"/></text:p>
            <text:p text:style-name="P2">{<text:bookmark text:name="L10"/></text:p>
            <text:p text:style-name="P3">//Calculate center positions of the Right circle<text:bookmark text:name="L11"/></text:p>
            <text:p text:style-name="P2"><text:span text:style-name="T1">public</text:span> <text:span text:style-name="T1">static</text:span> <text:span text:style-name="T2">Vector3</text:span> <text:span text:style-name="T2">GetRightCircleCenterPos</text:span>(<text:span text:style-name="T2">Car</text:span> car)<text:bookmark text:name="L12"/></text:p>
            <text:p text:style-name="P2">{<text:bookmark text:name="L13"/></text:p>
            <text:p text:style-name="P2"><text:span text:style-name="T2">Vector3</text:span> rightCirclePos <text:span text:style-name="T1">=</text:span> Vector3.zero;<text:bookmark text:name="L14"/></text:p>
            <text:p text:style-name="P3">//The circle is 90 degrees (pi/2 radians) to the right of the car's heading<text:bookmark text:name="L16"/></text:p>
            <text:p text:style-name="P2">rightCirclePos.x <text:span text:style-name="T1">=</text:span> car.pos.x <text:span text:style-name="T1">+</text:span> car.turningRadius <text:span text:style-name="T1">*</text:span> Mathf.<text:span text:style-name="T2">Sin</text:span>(car.heading <text:span text:style-name="T1">+</text:span> (Mathf.PI <text:span text:style-name="T1">/</text:span> <text:span text:style-name="T3">2f</text:span>));<text:bookmark text:name="L17"/></text:p>
            <text:p text:style-name="P2">rightCirclePos.z <text:span text:style-name="T1">=</text:span> car.pos.z <text:span text:style-name="T1">+</text:span> car.turningRadius <text:span text:style-name="T1">*</text:span> Mathf.<text:span text:style-name="T2">Cos</text:span>(car.heading <text:span text:style-name="T1">+</text:span> (Mathf.PI <text:span text:style-name="T1">/</text:span> <text:span text:style-name="T3">2f</text:span>));<text:bookmark text:name="L18"/></text:p>
            <text:p text:style-name="P2"><text:span text:style-name="T1">return</text:span> rightCirclePos;<text:bookmark text:name="L20"/></text:p>
            <text:p text:style-name="P2">}<text:bookmark text:name="L21"/></text:p>
            <text:p text:style-name="P3">//Calculate center positions of the Left circle<text:bookmark text:name="L24"/></text:p>
            <text:p text:style-name="P2"><text:span text:style-name="T1">public</text:span> <text:span text:style-name="T1">static</text:span> <text:span text:style-name="T2">Vector3</text:span> <text:span text:style-name="T2">GetLeftCircleCenterPos</text:span>(<text:span text:style-name="T2">Car</text:span> car)<text:bookmark text:name="L25"/></text:p>
            <text:p text:style-name="P2">{<text:bookmark text:name="L26"/></text:p>
            <text:p text:style-name="P2"><text:span text:style-name="T2">Vector3</text:span> rightCirclePos <text:span text:style-name="T1">=</text:span> Vector3.zero;<text:bookmark text:name="L27"/></text:p>
            <text:p text:style-name="P3">//The circle is 90 degrees (pi/2 radians) to the left of the car's heading<text:bookmark text:name="L29"/></text:p>
            <text:p text:style-name="P2">rightCirclePos.x <text:span text:style-name="T1">=</text:span> car.pos.x <text:span text:style-name="T1">+</text:span> car.turningRadius <text:span text:style-name="T1">*</text:span> Mathf.<text:span text:style-name="T2">Sin</text:span>(car.heading <text:span text:style-name="T1">-</text:span> (Mathf.PI <text:span text:style-name="T1">/</text:span> <text:span text:style-name="T3">2f</text:span>));<text:bookmark text:name="L30"/></text:p>
            <text:p text:style-name="P2">rightCirclePos.z <text:span text:style-name="T1">=</text:span> car.pos.z <text:span text:style-name="T1">+</text:span> car.turningRadius <text:span text:style-name="T1">*</text:span> Mathf.<text:span text:style-name="T2">Cos</text:span>(car.heading <text:span text:style-name="T1">-</text:span> (Mathf.PI <text:span text:style-name="T1">/</text:span> <text:span text:style-name="T3">2f</text:span>));<text:bookmark text:name="L31"/></text:p>
            <text:p text:style-name="P2"><text:span text:style-name="T1">return</text:span> rightCirclePos;<text:bookmark text:name="L33"/></text:p>
            <text:p text:style-name="P2">}<text:bookmark text:name="L34"/></text:p>
            <text:p text:style-name="P3">//<text:bookmark text:name="L37"/></text:p>
            <text:p text:style-name="P3">// Calculate the start and end positions of the tangent lines<text:bookmark text:name="L38"/></text:p>
            <text:p text:style-name="P3">//<text:bookmark text:name="L39"/></text:p>
            <text:p text:style-name="P3">//Outer tangent (LSL and RSR)<text:bookmark text:name="L41"/></text:p>
            <text:p text:style-name="P2"><text:span text:style-name="T1">public</text:span> <text:span text:style-name="T1">static</text:span> <text:span text:style-name="T1">void</text:span> <text:span text:style-name="T2">LSLorRSR</text:span>(<text:bookmark text:name="L42"/></text:p>
            <text:p text:style-name="P2"><text:span text:style-name="T2">Vector3</text:span> startCircle,<text:bookmark text:name="L43"/></text:p>
            <text:p text:style-name="P2"><text:span text:style-name="T2">Vector3</text:span> goalCircle,<text:bookmark text:name="L44"/></text:p>
            <text:p text:style-name="P2"><text:span text:style-name="T1">bool</text:span> isBottom,<text:bookmark text:name="L45"/></text:p>
            <text:p text:style-name="P2"><text:span text:style-name="T1">out</text:span> <text:span text:style-name="T2">Vector3</text:span> startTangent,<text:bookmark text:name="L46"/></text:p>
            <text:p text:style-name="P2"><text:span text:style-name="T1">out</text:span> <text:span text:style-name="T2">Vector3</text:span> goalTangent, <text:bookmark text:name="L47"/></text:p>
            <text:p text:style-name="P2"><text:span text:style-name="T1">float</text:span> turningRadius)<text:bookmark text:name="L48"/></text:p>
            <text:p text:style-name="P2">{<text:bookmark text:name="L49"/></text:p>
            <text:p text:style-name="P3">//The angle to the first tangent coordinate is always 90 degrees if the both circles have the same radius<text:bookmark text:name="L50"/></text:p>
            <text:p text:style-name="P2"><text:span text:style-name="T1">float</text:span> theta <text:span text:style-name="T1">=</text:span> <text:span text:style-name="T3">90f</text:span> <text:span text:style-name="T1">*</text:span> Mathf.Deg2Rad;<text:bookmark text:name="L51"/></text:p>
            <text:p text:style-name="P3">//Need to modify theta if the circles are not on the same height (z)<text:bookmark text:name="L53"/></text:p>
            <text:p text:style-name="P2">theta <text:span text:style-name="T1">+=</text:span> Mathf.<text:span text:style-name="T2">Atan2</text:span>(goalCircle.z <text:span text:style-name="T1">-</text:span> startCircle.z, goalCircle.x <text:span text:style-name="T1">-</text:span> startCircle.x);<text:bookmark text:name="L54"/></text:p>
            <text:p text:style-name="P3">//Add pi to get the "bottom" coordinate which is on the opposite side (180 degrees = pi)<text:bookmark text:name="L56"/></text:p>
            <text:p text:style-name="P2"><text:span text:style-name="T1">if</text:span> (isBottom)<text:bookmark text:name="L57"/></text:p>
            <text:p text:style-name="P2">{<text:bookmark text:name="L58"/></text:p>
            <text:p text:style-name="P2">theta <text:span text:style-name="T1">+=</text:span> Mathf.PI;<text:bookmark text:name="L59"/></text:p>
            <text:p text:style-name="P2">}<text:bookmark text:name="L60"/></text:p>
            <text:p text:style-name="P3"><text:soft-page-break/>//The coordinates of the first tangent points<text:bookmark text:name="L62"/></text:p>
            <text:p text:style-name="P2"><text:span text:style-name="T1">float</text:span> xT1 <text:span text:style-name="T1">=</text:span> startCircle.x <text:span text:style-name="T1">+</text:span> turningRadius <text:span text:style-name="T1">*</text:span> Mathf.<text:span text:style-name="T2">Cos</text:span>(theta);<text:bookmark text:name="L63"/></text:p>
            <text:p text:style-name="P2"><text:span text:style-name="T1">float</text:span> zT1 <text:span text:style-name="T1">=</text:span> startCircle.z <text:span text:style-name="T1">+</text:span> turningRadius <text:span text:style-name="T1">*</text:span> Mathf.<text:span text:style-name="T2">Sin</text:span>(theta);<text:bookmark text:name="L64"/></text:p>
            <text:p text:style-name="P3">//To get the second coordinate we need a direction<text:bookmark text:name="L66"/></text:p>
            <text:p text:style-name="P3">//This direction is the same as the direction between the center pos of the circles<text:bookmark text:name="L67"/></text:p>
            <text:p text:style-name="P2"><text:span text:style-name="T2">Vector3</text:span> dirVec <text:span text:style-name="T1">=</text:span> goalCircle <text:span text:style-name="T1">-</text:span> startCircle;<text:bookmark text:name="L68"/></text:p>
            <text:p text:style-name="P2"><text:span text:style-name="T1">float</text:span> xT2 <text:span text:style-name="T1">=</text:span> xT1 <text:span text:style-name="T1">+</text:span> dirVec.x;<text:bookmark text:name="L70"/></text:p>
            <text:p text:style-name="P2"><text:span text:style-name="T1">float</text:span> zT2 <text:span text:style-name="T1">=</text:span> zT1 <text:span text:style-name="T1">+</text:span> dirVec.z;<text:bookmark text:name="L71"/></text:p>
            <text:p text:style-name="P3">//The final coordinates of the tangent lines<text:bookmark text:name="L73"/></text:p>
            <text:p text:style-name="P2">startTangent <text:span text:style-name="T1">=</text:span> <text:span text:style-name="T1">new</text:span> <text:span text:style-name="T2">Vector3</text:span>(xT1, <text:span text:style-name="T3">0f</text:span>, zT1);<text:bookmark text:name="L74"/></text:p>
            <text:p text:style-name="P2">goalTangent <text:span text:style-name="T1">=</text:span> <text:span text:style-name="T1">new</text:span> <text:span text:style-name="T2">Vector3</text:span>(xT2, <text:span text:style-name="T3">0f</text:span>, zT2);<text:bookmark text:name="L76"/></text:p>
            <text:p text:style-name="P2">}<text:bookmark text:name="L77"/></text:p>
            <text:p text:style-name="P3">//Inner tangent (RSL and LSR)<text:bookmark text:name="L81"/></text:p>
            <text:p text:style-name="P2"><text:span text:style-name="T1">public</text:span> <text:span text:style-name="T1">static</text:span> <text:span text:style-name="T1">void</text:span> <text:span text:style-name="T2">RSLorLSR</text:span>(<text:bookmark text:name="L82"/></text:p>
            <text:p text:style-name="P2"><text:span text:style-name="T2">Vector3</text:span> startCircle,<text:bookmark text:name="L83"/></text:p>
            <text:p text:style-name="P2"><text:span text:style-name="T2">Vector3</text:span> goalCircle,<text:bookmark text:name="L84"/></text:p>
            <text:p text:style-name="P2"><text:span text:style-name="T1">bool</text:span> isBottom,<text:bookmark text:name="L85"/></text:p>
            <text:p text:style-name="P2"><text:span text:style-name="T1">out</text:span> <text:span text:style-name="T2">Vector3</text:span> startTangent,<text:bookmark text:name="L86"/></text:p>
            <text:p text:style-name="P2"><text:span text:style-name="T1">out</text:span> <text:span text:style-name="T2">Vector3</text:span> goalTangent,<text:bookmark text:name="L87"/></text:p>
            <text:p text:style-name="P2"><text:span text:style-name="T1">float</text:span> turningRadius)<text:bookmark text:name="L88"/></text:p>
            <text:p text:style-name="P2">{<text:bookmark text:name="L89"/></text:p>
            <text:p text:style-name="P3">//Find the distance between the circles<text:bookmark text:name="L90"/></text:p>
            <text:p text:style-name="P2"><text:span text:style-name="T1">float</text:span> D <text:span text:style-name="T1">=</text:span> (startCircle <text:span text:style-name="T1">-</text:span> goalCircle).magnitude;<text:bookmark text:name="L91"/></text:p>
            <text:p text:style-name="P3">//If the circles have the same radius we can use cosine and not the law of cosines <text:bookmark text:name="L93"/></text:p>
            <text:p text:style-name="P3">//to calculate the angle to the first tangent coordinate <text:bookmark text:name="L94"/></text:p>
            <text:p text:style-name="P2"><text:span text:style-name="T1">float</text:span> theta <text:span text:style-name="T1">=</text:span> Mathf.<text:span text:style-name="T2">Acos</text:span>((<text:span text:style-name="T3">2f</text:span> <text:span text:style-name="T1">*</text:span> turningRadius) <text:span text:style-name="T1">/</text:span> D);<text:bookmark text:name="L95"/></text:p>
            <text:p text:style-name="P3">//If the circles is LSR, then the first tangent pos is on the other side of the center line<text:bookmark text:name="L97"/></text:p>
            <text:p text:style-name="P2"><text:span text:style-name="T1">if</text:span> (isBottom)<text:bookmark text:name="L98"/></text:p>
            <text:p text:style-name="P2">{<text:bookmark text:name="L99"/></text:p>
            <text:p text:style-name="P2">theta <text:span text:style-name="T1">*=</text:span> <text:span text:style-name="T1">-</text:span><text:span text:style-name="T3">1f</text:span>;<text:bookmark text:name="L100"/></text:p>
            <text:p text:style-name="P2">}<text:bookmark text:name="L101"/></text:p>
            <text:p text:style-name="P3">//Need to modify theta if the circles are not on the same height <text:bookmark text:name="L103"/></text:p>
            <text:p text:style-name="P2">theta <text:span text:style-name="T1">+=</text:span> Mathf.<text:span text:style-name="T2">Atan2</text:span>(goalCircle.z <text:span text:style-name="T1">-</text:span> startCircle.z, goalCircle.x <text:span text:style-name="T1">-</text:span> startCircle.x);<text:bookmark text:name="L104"/></text:p>
            <text:p text:style-name="P3">//The coordinates of the first tangent point<text:bookmark text:name="L106"/></text:p>
            <text:p text:style-name="P2"><text:span text:style-name="T1">float</text:span> xT1 <text:span text:style-name="T1">=</text:span> startCircle.x <text:span text:style-name="T1">+</text:span> turningRadius <text:span text:style-name="T1">*</text:span> Mathf.<text:span text:style-name="T2">Cos</text:span>(theta);<text:bookmark text:name="L107"/></text:p>
            <text:p text:style-name="P2"><text:span text:style-name="T1">float</text:span> zT1 <text:span text:style-name="T1">=</text:span> startCircle.z <text:span text:style-name="T1">+</text:span> turningRadius <text:span text:style-name="T1">*</text:span> Mathf.<text:span text:style-name="T2">Sin</text:span>(theta);<text:bookmark text:name="L108"/></text:p>
            <text:p text:style-name="P3">//To get the second tangent coordinate we need the direction of the tangent<text:bookmark text:name="L110"/></text:p>
            <text:p text:style-name="P3">//To get the direction we move up 2 circle radius and end up at this coordinate<text:bookmark text:name="L111"/></text:p>
            <text:p text:style-name="P2"><text:span text:style-name="T1">float</text:span> xT1_tmp <text:span text:style-name="T1">=</text:span> startCircle.x <text:span text:style-name="T1">+</text:span> <text:span text:style-name="T3">2f</text:span> <text:span text:style-name="T1">*</text:span> turningRadius <text:span text:style-name="T1">*</text:span> Mathf.<text:span text:style-name="T2">Cos</text:span>(theta);<text:bookmark text:name="L112"/></text:p>
            <text:p text:style-name="P2"><text:span text:style-name="T1">float</text:span> zT1_tmp <text:span text:style-name="T1">=</text:span> startCircle.z <text:span text:style-name="T1">+</text:span> <text:span text:style-name="T3">2f</text:span> <text:span text:style-name="T1">*</text:span> turningRadius <text:span text:style-name="T1">*</text:span> Mathf.<text:span text:style-name="T2">Sin</text:span>(theta);<text:bookmark text:name="L113"/></text:p>
            <text:p text:style-name="P3">//The direction is between the new coordinate and the center of the target circle<text:bookmark text:name="L115"/></text:p>
            <text:p text:style-name="P2"><text:span text:style-name="T2">Vector3</text:span> dirVec <text:span text:style-name="T1">=</text:span> goalCircle <text:span text:style-name="T1">-</text:span> <text:span text:style-name="T1">new</text:span> <text:span text:style-name="T2">Vector3</text:span>(xT1_tmp, <text:span text:style-name="T3">0f</text:span>, zT1_tmp);<text:bookmark text:name="L116"/></text:p>
            <text:p text:style-name="P3">//The coordinates of the second tangent point is the <text:bookmark text:name="L118"/></text:p>
            <text:p text:style-name="P2"><text:span text:style-name="T1">float</text:span> xT2 <text:span text:style-name="T1">=</text:span> xT1 <text:span text:style-name="T1">+</text:span> dirVec.x;<text:bookmark text:name="L119"/></text:p>
            <text:p text:style-name="P2"><text:span text:style-name="T1">float</text:span> zT2 <text:span text:style-name="T1">=</text:span> zT1 <text:span text:style-name="T1">+</text:span> dirVec.z;<text:bookmark text:name="L120"/></text:p>
            <text:p text:style-name="P3">//The final coordinates of the tangent lines<text:bookmark text:name="L122"/></text:p>
            <text:p text:style-name="P2">startTangent <text:span text:style-name="T1">=</text:span> <text:span text:style-name="T1">new</text:span> <text:span text:style-name="T2">Vector3</text:span>(xT1, <text:span text:style-name="T3">0f</text:span>, zT1);<text:bookmark text:name="L123"/></text:p>
            <text:p text:style-name="P2">goalTangent <text:span text:style-name="T1">=</text:span> <text:span text:style-name="T1">new</text:span> <text:span text:style-name="T2">Vector3</text:span>(xT2, <text:span text:style-name="T3">0f</text:span>, zT2);<text:bookmark text:name="L125"/></text:p>
            <text:p text:style-name="P2"><text:soft-page-break/>}<text:bookmark text:name="L126"/></text:p>
            <text:p text:style-name="P3">//Get the RLR or LRL tangent points<text:bookmark text:name="L130"/></text:p>
            <text:p text:style-name="P2"><text:span text:style-name="T1">public</text:span> <text:span text:style-name="T1">static</text:span> <text:span text:style-name="T1">void</text:span> <text:span text:style-name="T2">GetRLRorLRLTangents</text:span>(<text:bookmark text:name="L131"/></text:p>
            <text:p text:style-name="P2"><text:span text:style-name="T2">Vector3</text:span> startCircle,<text:bookmark text:name="L132"/></text:p>
            <text:p text:style-name="P2"><text:span text:style-name="T2">Vector3</text:span> goalCircle,<text:bookmark text:name="L133"/></text:p>
            <text:p text:style-name="P2"><text:span text:style-name="T1">bool</text:span> isLRL,<text:bookmark text:name="L134"/></text:p>
            <text:p text:style-name="P2"><text:span text:style-name="T1">out</text:span> <text:span text:style-name="T2">Vector3</text:span> startTangent,<text:bookmark text:name="L135"/></text:p>
            <text:p text:style-name="P2"><text:span text:style-name="T1">out</text:span> <text:span text:style-name="T2">Vector3</text:span> goalTangent,<text:bookmark text:name="L136"/></text:p>
            <text:p text:style-name="P2"><text:span text:style-name="T1">out</text:span> <text:span text:style-name="T2">Vector3</text:span> middleCircle, <text:bookmark text:name="L137"/></text:p>
            <text:p text:style-name="P2"><text:span text:style-name="T1">float</text:span> turningRadius)<text:bookmark text:name="L138"/></text:p>
            <text:p text:style-name="P2">{<text:bookmark text:name="L139"/></text:p>
            <text:p text:style-name="P3">//The distance between the circles<text:bookmark text:name="L140"/></text:p>
            <text:p text:style-name="P2"><text:span text:style-name="T1">float</text:span> D <text:span text:style-name="T1">=</text:span> (startCircle <text:span text:style-name="T1">-</text:span> goalCircle).magnitude;<text:bookmark text:name="L141"/></text:p>
            <text:p text:style-name="P3">//The angle between the goal and the new 3rd circle we create with the law of cosines<text:bookmark text:name="L143"/></text:p>
            <text:p text:style-name="P2"><text:span text:style-name="T1">float</text:span> theta <text:span text:style-name="T1">=</text:span> Mathf.<text:span text:style-name="T2">Acos</text:span>(D <text:span text:style-name="T1">/</text:span> (<text:span text:style-name="T3">4f</text:span> <text:span text:style-name="T1">*</text:span> turningRadius));<text:bookmark text:name="L144"/></text:p>
            <text:p text:style-name="P3">//But we need to modify the angle theta if the circles are not on the same line<text:bookmark text:name="L146"/></text:p>
            <text:p text:style-name="P2"><text:span text:style-name="T2">Vector3</text:span> V1 <text:span text:style-name="T1">=</text:span> goalCircle <text:span text:style-name="T1">-</text:span> startCircle;<text:bookmark text:name="L147"/></text:p>
            <text:p text:style-name="P3">//Different depending on if we calculate LRL or RLR<text:bookmark text:name="L149"/></text:p>
            <text:p text:style-name="P2"><text:span text:style-name="T1">if</text:span> (isLRL)<text:bookmark text:name="L150"/></text:p>
            <text:p text:style-name="P2">{<text:bookmark text:name="L151"/></text:p>
            <text:p text:style-name="P2">theta <text:span text:style-name="T1">=</text:span> Mathf.<text:span text:style-name="T2">Atan2</text:span>(V1.z, V1.x) <text:span text:style-name="T1">+</text:span> theta;<text:bookmark text:name="L152"/></text:p>
            <text:p text:style-name="P2">}<text:bookmark text:name="L153"/></text:p>
            <text:p text:style-name="P4">else<text:bookmark text:name="L154"/></text:p>
            <text:p text:style-name="P2">{<text:bookmark text:name="L155"/></text:p>
            <text:p text:style-name="P2">theta <text:span text:style-name="T1">=</text:span> Mathf.<text:span text:style-name="T2">Atan2</text:span>(V1.z, V1.x) <text:span text:style-name="T1">-</text:span> theta;<text:bookmark text:name="L156"/></text:p>
            <text:p text:style-name="P2">}<text:bookmark text:name="L157"/></text:p>
            <text:p text:style-name="P3">//Calculate the position of the third circle<text:bookmark text:name="L159"/></text:p>
            <text:p text:style-name="P2"><text:span text:style-name="T1">float</text:span> x <text:span text:style-name="T1">=</text:span> startCircle.x <text:span text:style-name="T1">+</text:span> <text:span text:style-name="T3">2f</text:span> <text:span text:style-name="T1">*</text:span> turningRadius <text:span text:style-name="T1">*</text:span> Mathf.<text:span text:style-name="T2">Cos</text:span>(theta);<text:bookmark text:name="L160"/></text:p>
            <text:p text:style-name="P2"><text:span text:style-name="T1">float</text:span> y <text:span text:style-name="T1">=</text:span> startCircle.y;<text:bookmark text:name="L161"/></text:p>
            <text:p text:style-name="P2"><text:span text:style-name="T1">float</text:span> z <text:span text:style-name="T1">=</text:span> startCircle.z <text:span text:style-name="T1">+</text:span> <text:span text:style-name="T3">2f</text:span> <text:span text:style-name="T1">*</text:span> turningRadius <text:span text:style-name="T1">*</text:span> Mathf.<text:span text:style-name="T2">Sin</text:span>(theta);<text:bookmark text:name="L162"/></text:p>
            <text:p text:style-name="P2">middleCircle <text:span text:style-name="T1">=</text:span> <text:span text:style-name="T1">new</text:span> <text:span text:style-name="T2">Vector3</text:span>(x, y, z);<text:bookmark text:name="L164"/></text:p>
            <text:p text:style-name="P3">//Calculate the tangent points<text:bookmark text:name="L166"/></text:p>
            <text:p text:style-name="P2"><text:span text:style-name="T2">Vector3</text:span> V2 <text:span text:style-name="T1">=</text:span> (startCircle <text:span text:style-name="T1">-</text:span> middleCircle).normalized;<text:bookmark text:name="L167"/></text:p>
            <text:p text:style-name="P2"><text:span text:style-name="T2">Vector3</text:span> V3 <text:span text:style-name="T1">=</text:span> (goalCircle <text:span text:style-name="T1">-</text:span> middleCircle).normalized;<text:bookmark text:name="L168"/></text:p>
            <text:p text:style-name="P2">startTangent <text:span text:style-name="T1">=</text:span> middleCircle <text:span text:style-name="T1">+</text:span> V2 <text:span text:style-name="T1">*</text:span> turningRadius;<text:bookmark text:name="L170"/></text:p>
            <text:p text:style-name="P2">goalTangent <text:span text:style-name="T1">=</text:span> middleCircle <text:span text:style-name="T1">+</text:span> V3 <text:span text:style-name="T1">*</text:span> turningRadius;<text:bookmark text:name="L171"/></text:p>
            <text:p text:style-name="P2">}<text:bookmark text:name="L172"/></text:p>
            <text:p text:style-name="P3">//Calculate the length of an circle arc depending on which direction we are driving<text:bookmark text:name="L176"/></text:p>
            <text:p text:style-name="P2"><text:span text:style-name="T1">public</text:span> <text:span text:style-name="T1">static</text:span> <text:span text:style-name="T1">float</text:span> <text:span text:style-name="T2">GetArcLength</text:span>(<text:bookmark text:name="L177"/></text:p>
            <text:p text:style-name="P2"><text:span text:style-name="T2">Vector3</text:span> circleCenterPos,<text:bookmark text:name="L178"/></text:p>
            <text:p text:style-name="P2"><text:span text:style-name="T2">Vector3</text:span> startPos,<text:bookmark text:name="L179"/></text:p>
            <text:p text:style-name="P2"><text:span text:style-name="T2">Vector3</text:span> goalPos,<text:bookmark text:name="L180"/></text:p>
            <text:p text:style-name="P2"><text:span text:style-name="T1">bool</text:span> isLeftCircle,<text:bookmark text:name="L181"/></text:p>
            <text:p text:style-name="P2"><text:span text:style-name="T1">float</text:span> turningRadius)<text:bookmark text:name="L182"/></text:p>
            <text:p text:style-name="P2">{<text:bookmark text:name="L183"/></text:p>
            <text:p text:style-name="P2"><text:span text:style-name="T2">Vector3</text:span> V1 <text:span text:style-name="T1">=</text:span> startPos <text:span text:style-name="T1">-</text:span> circleCenterPos;<text:bookmark text:name="L184"/></text:p>
            <text:p text:style-name="P2"><text:span text:style-name="T2">Vector3</text:span> V2 <text:span text:style-name="T1">=</text:span> goalPos <text:span text:style-name="T1">-</text:span> circleCenterPos;<text:bookmark text:name="L185"/></text:p>
            <text:p text:style-name="P2"><text:span text:style-name="T1">float</text:span> theta <text:span text:style-name="T1">=</text:span> Mathf.<text:span text:style-name="T2">Atan2</text:span>(V2.z, V2.x) <text:span text:style-name="T1">-</text:span> Mathf.<text:span text:style-name="T2">Atan2</text:span>(V1.z, V1.x);<text:bookmark text:name="L187"/></text:p>
            <text:p text:style-name="P2"><text:soft-page-break/><text:span text:style-name="T1">if</text:span> (theta <text:span text:style-name="T1">&lt;</text:span> <text:span text:style-name="T3">0f</text:span> <text:span text:style-name="T1">&amp;&amp;</text:span> isLeftCircle)<text:bookmark text:name="L189"/></text:p>
            <text:p text:style-name="P2">{<text:bookmark text:name="L190"/></text:p>
            <text:p text:style-name="P2">theta <text:span text:style-name="T1">+=</text:span> <text:span text:style-name="T3">2f</text:span> <text:span text:style-name="T1">*</text:span> Mathf.PI;<text:bookmark text:name="L191"/></text:p>
            <text:p text:style-name="P2">}<text:bookmark text:name="L192"/></text:p>
            <text:p text:style-name="P2"><text:span text:style-name="T1">else</text:span> <text:span text:style-name="T1">if</text:span> (theta <text:span text:style-name="T1">&gt;</text:span> <text:span text:style-name="T3">0</text:span> <text:span text:style-name="T1">&amp;&amp;</text:span> <text:span text:style-name="T1">!</text:span>isLeftCircle)<text:bookmark text:name="L193"/></text:p>
            <text:p text:style-name="P2">{<text:bookmark text:name="L194"/></text:p>
            <text:p text:style-name="P2">theta <text:span text:style-name="T1">-=</text:span> <text:span text:style-name="T3">2f</text:span> <text:span text:style-name="T1">*</text:span> Mathf.PI;<text:bookmark text:name="L195"/></text:p>
            <text:p text:style-name="P2">}<text:bookmark text:name="L196"/></text:p>
            <text:p text:style-name="P2"><text:span text:style-name="T1">float</text:span> arcLength <text:span text:style-name="T1">=</text:span> Mathf.<text:span text:style-name="T2">Abs</text:span>(theta <text:span text:style-name="T1">*</text:span> turningRadius);<text:bookmark text:name="L198"/></text:p>
            <text:p text:style-name="P2"><text:span text:style-name="T1">return</text:span> arcLength;<text:bookmark text:name="L200"/></text:p>
            <text:p text:style-name="P2">}<text:bookmark text:name="L201"/></text:p>
            <text:p text:style-name="P2">}<text:bookmark text:name="L202"/></text:p>
            <text:p text:style-name="P2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4:18:31.931316626</meta:creation-date>
    <dc:date>2020-01-16T14:19:07.159355267</dc:date>
    <meta:editing-duration>PT35S</meta:editing-duration>
    <meta:editing-cycles>1</meta:editing-cycles>
    <meta:document-statistic meta:table-count="1" meta:image-count="0" meta:object-count="0" meta:page-count="4" meta:paragraph-count="157" meta:word-count="857" meta:character-count="5533" meta:non-whitespace-character-count="4827"/>
    <meta:generator>LibreOffice/6.0.7.3$Linux_X86_64 LibreOffice_project/00m0$Build-3</meta:generator>
  </office:meta>
</office:document-meta>
</file>